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Borgwarn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2">
            <text:p>3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22.551671585661">
            <text:p>$122,55</text:p>
          </table:table-cell>
          <table:table-cell table:style-name="ce5" table:formula="of:=[.F2]-[.B3]/[.B4]" office:value-type="currency" office:currency="USD" office:value="112.149997945494">
            <text:p>$112,15</text:p>
          </table:table-cell>
          <table:table-cell table:style-name="ce15" table:formula="of:=[.G2]/1.1" office:value-type="currency" office:currency="EUR" office:value="101.954543586812">
            <text:p>101,9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486">
            <text:p>2,48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5.2304770958436">
            <text:p>$85,23</text:p>
          </table:table-cell>
          <table:table-cell table:style-name="ce7" table:formula="of:=[.F3]-[.B3]/[.B4]" office:value-type="currency" office:currency="USD" office:value="74.8288034556762">
            <text:p>$74,83</text:p>
          </table:table-cell>
          <table:table-cell table:style-name="ce16" table:formula="of:=[.G3]/1.1" office:value-type="currency" office:currency="EUR" office:value="68.0261849597057">
            <text:p>68,0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6.9917159626875">
            <text:p>66,9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39">
            <text:p>0,23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2.2197031224262">
            <text:p>$42,22</text:p>
          </table:table-cell>
          <table:table-cell table:style-name="ce14" table:formula="of:=[.F4]-[.B3]/[.B4]" office:value-type="currency" office:currency="USD" office:value="31.8180294822588">
            <text:p>$31,82</text:p>
          </table:table-cell>
          <table:table-cell table:style-name="ce17" table:formula="of:=[.G4]/1.1" office:value-type="currency" office:currency="EUR" office:value="28.925481347508">
            <text:p>28,9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1">
            <text:p>$2,8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 office:value-type="string">
            <text:p>Ziel 30 €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05">
            <text:p>$1,41</text:p>
          </table:table-cell>
          <table:table-cell table:style-name="ce5"/>
          <table:table-cell table:style-name="ce5" table:formula="of:=[.B8]/(1+[.D2])^(1/4)" office:value-type="currency" office:currency="USD" office:value="1.38143476059797">
            <text:p>$1,38</text:p>
          </table:table-cell>
          <table:table-cell table:style-name="ce7" table:formula="of:=[.B5]/2" office:value-type="currency" office:currency="USD" office:value="1.405">
            <text:p>$1,41</text:p>
          </table:table-cell>
          <table:table-cell table:style-name="ce7"/>
          <table:table-cell table:style-name="ce7" table:formula="of:=[.E8]/(1+[.D3])^(1/4)" office:value-type="currency" office:currency="USD" office:value="1.37663526213699">
            <text:p>$1,38</text:p>
          </table:table-cell>
          <table:table-cell table:style-name="ce8" table:formula="of:=[.B5]/2" office:value-type="currency" office:currency="USD" office:value="1.405">
            <text:p>$1,41</text:p>
          </table:table-cell>
          <table:table-cell table:style-name="ce8"/>
          <table:table-cell table:style-name="ce8" table:formula="of:=[.H8]/(1+[.D4])^(1/4)" office:value-type="currency" office:currency="USD" office:value="1.37191799599522">
            <text:p>$1,3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0464">
            <text:p>$4,05</text:p>
          </table:table-cell>
          <table:table-cell office:value-type="percentage" office:value="0.44">
            <text:p>44,00%</text:p>
          </table:table-cell>
          <table:table-cell table:formula="of:=[.B9]/(1+[.$D$2])^[.A9]" office:value-type="currency" office:currency="USD" office:value="3.78168224299065">
            <text:p>$3,78</text:p>
          </table:table-cell>
          <table:table-cell table:formula="of:=[.B5]*(1+[.F9])" office:value-type="currency" office:currency="USD" office:value="3.653">
            <text:p>$3,65</text:p>
          </table:table-cell>
          <table:table-cell office:value-type="percentage" office:value="0.3">
            <text:p>30,00%</text:p>
          </table:table-cell>
          <table:table-cell table:formula="of:=[.E9]/(1+[.$D$3])^[.A9]" office:value-type="currency" office:currency="USD" office:value="3.3668202764977">
            <text:p>$3,37</text:p>
          </table:table-cell>
          <table:table-cell table:formula="of:=[.B5]*(1+[.I9])" office:value-type="currency" office:currency="USD" office:value="3.091">
            <text:p>$3,09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2.81">
            <text:p>$2,8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66496">
            <text:p>$5,66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4.94799545811861">
            <text:p>$4,95</text:p>
          </table:table-cell>
          <table:table-cell table:formula="of:=[.E9]*(1+[.F10])" office:value-type="currency" office:currency="USD" office:value="4.93155">
            <text:p>$4,93</text:p>
          </table:table-cell>
          <table:table-cell office:value-type="percentage" office:value="0.35">
            <text:p>35,00%</text:p>
          </table:table-cell>
          <table:table-cell table:formula="of:=[.E10]/(1+[.$D$3])^[.A10]" office:value-type="currency" office:currency="USD" office:value="4.18913121960543">
            <text:p>$4,19</text:p>
          </table:table-cell>
          <table:table-cell table:formula="of:=[.H9]*(1+[.I10])" office:value-type="currency" office:currency="USD" office:value="3.15282">
            <text:p>$3,15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2.60563636363636">
            <text:p>$2,6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514704">
            <text:p>$6,51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5.31793904377234">
            <text:p>$5,32</text:p>
          </table:table-cell>
          <table:table-cell table:formula="of:=[.E10]*(1+[.F11])" office:value-type="currency" office:currency="USD" office:value="5.5726515">
            <text:p>$5,57</text:p>
          </table:table-cell>
          <table:table-cell office:value-type="percentage" office:value="0.13">
            <text:p>13,00%</text:p>
          </table:table-cell>
          <table:table-cell table:formula="of:=[.E11]/(1+[.$D$3])^[.A11]" office:value-type="currency" office:currency="USD" office:value="4.36287398908215">
            <text:p>$4,36</text:p>
          </table:table-cell>
          <table:table-cell table:formula="of:=[.H10]*(1+[.I11])" office:value-type="currency" office:currency="USD" office:value="3.2158764">
            <text:p>$3,2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41613553719008">
            <text:p>$2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03588032">
            <text:p>$7,04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5.36763940866741">
            <text:p>$5,37</text:p>
          </table:table-cell>
          <table:table-cell table:formula="of:=[.E11]*(1+[.F12])" office:value-type="currency" office:currency="USD" office:value="5.851284075">
            <text:p>$5,85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4.2221361184666">
            <text:p>$4,22</text:p>
          </table:table-cell>
          <table:table-cell table:formula="of:=[.H11]*(1+[.I12])" office:value-type="currency" office:currency="USD" office:value="3.280193928">
            <text:p>$3,28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2.2404165890308">
            <text:p>$2,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5283919424">
            <text:p>$7,53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5.36763940866741">
            <text:p>$5,37</text:p>
          </table:table-cell>
          <table:table-cell table:formula="of:=[.E12]*(1+[.F13])" office:value-type="currency" office:currency="USD" office:value="6.14384827875">
            <text:p>$6,14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4.08593817916123">
            <text:p>$4,09</text:p>
          </table:table-cell>
          <table:table-cell table:formula="of:=[.H12]*(1+[.I13])" office:value-type="currency" office:currency="USD" office:value="3.34579780656">
            <text:p>$3,35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07747720073765">
            <text:p>$2,0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980095458944">
            <text:p>$7,98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5.3174745543808">
            <text:p>$5,32</text:p>
          </table:table-cell>
          <table:table-cell table:formula="of:=[.E13]*(1+[.F14])" office:value-type="currency" office:currency="USD" office:value="6.3896022099">
            <text:p>$6,3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3.91647530537113">
            <text:p>$3,92</text:p>
          </table:table-cell>
          <table:table-cell table:formula="of:=[.H13]*(1+[.I14])" office:value-type="currency" office:currency="USD" office:value="3.4127137626912">
            <text:p>$3,41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92638794977492">
            <text:p>$1,9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3791002318912">
            <text:p>$8,38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5.21808250663536">
            <text:p>$5,22</text:p>
          </table:table-cell>
          <table:table-cell table:formula="of:=[.E14]*(1+[.F15])" office:value-type="currency" office:currency="USD" office:value="6.645186298296">
            <text:p>$6,65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75404084570136">
            <text:p>$3,75</text:p>
          </table:table-cell>
          <table:table-cell table:formula="of:=[.H14]*(1+[.I15])" office:value-type="currency" office:currency="USD" office:value="3.48096803794503">
            <text:p>$3,4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7862870079731">
            <text:p>$1,7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79805524348576">
            <text:p>$8,8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5.12054825417489">
            <text:p>$5,12</text:p>
          </table:table-cell>
          <table:table-cell table:formula="of:=[.E15]*(1+[.F16])" office:value-type="currency" office:currency="USD" office:value="6.91099375022784">
            <text:p>$6,91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59834329910545">
            <text:p>$3,60</text:p>
          </table:table-cell>
          <table:table-cell table:formula="of:=[.H15]*(1+[.I16])" office:value-type="currency" office:currency="USD" office:value="3.55058739870393">
            <text:p>$3,55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65637522557506">
            <text:p>$1,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23795800566005">
            <text:p>$9,2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5.02483707185386">
            <text:p>$5,02</text:p>
          </table:table-cell>
          <table:table-cell table:formula="of:=[.E16]*(1+[.F17])" office:value-type="currency" office:currency="USD" office:value="7.0492136252324">
            <text:p>$7,0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38277434570282">
            <text:p>$3,38</text:p>
          </table:table-cell>
          <table:table-cell table:formula="of:=[.H16]*(1+[.I17])" office:value-type="currency" office:currency="USD" office:value="3.621599146678">
            <text:p>$3,62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53591157280596">
            <text:p>$1,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60747632588645">
            <text:p>$9,61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88395378946544">
            <text:p>$4,88</text:p>
          </table:table-cell>
          <table:table-cell table:formula="of:=[.E17]*(1+[.F18])" office:value-type="currency" office:currency="USD" office:value="7.19019789773705">
            <text:p>$7,1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18011966139804">
            <text:p>$3,18</text:p>
          </table:table-cell>
          <table:table-cell table:formula="of:=[.H17]*(1+[.I18])" office:value-type="currency" office:currency="USD" office:value="3.69403112961156">
            <text:p>$3,69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42420891296553">
            <text:p>$1,4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1.7292264993247">
            <text:p>$51,73</text:p>
          </table:table-cell>
          <table:table-cell/>
          <table:table-cell table:style-name="ce7"/>
          <table:table-cell table:formula="of:=SUM([.G8:.G18])" office:value-type="currency" office:currency="USD" office:value="39.4352885022289">
            <text:p>$39,44</text:p>
          </table:table-cell>
          <table:table-cell/>
          <table:table-cell table:style-name="ce8"/>
          <table:table-cell table:formula="of:=SUM([.J8:.J18])" office:value-type="currency" office:currency="USD" office:value="21.8507543556847">
            <text:p>$21,8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44.112144888297">
            <text:p>$144,11</text:p>
          </table:table-cell>
          <table:table-cell table:style-name="ce5"/>
          <table:table-cell table:formula="of:=[.B20]/(1+[.D2])^([.A18]+1/2)" office:value-type="currency" office:currency="USD" office:value="70.8224450863362">
            <text:p>$70,82</text:p>
          </table:table-cell>
          <table:table-cell table:formula="of:=[.E18]*[.D5]" office:value-type="currency" office:currency="USD" office:value="107.852968466056">
            <text:p>$107,85</text:p>
          </table:table-cell>
          <table:table-cell table:style-name="ce7"/>
          <table:table-cell table:formula="of:=[.E20]/(1+[.D3])^([.A18]+1/2)" office:value-type="currency" office:currency="USD" office:value="45.7951885936147">
            <text:p>$45,80</text:p>
          </table:table-cell>
          <table:table-cell table:formula="of:=[.H18]*[.D5]" office:value-type="currency" office:currency="USD" office:value="55.4104669441735">
            <text:p>$55,41</text:p>
          </table:table-cell>
          <table:table-cell table:style-name="ce8"/>
          <table:table-cell table:formula="of:=[.H20]/(1+[.D4])^([.A18]+1/2)" office:value-type="currency" office:currency="USD" office:value="20.3689487667415">
            <text:p>$20,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.07.2022</text:date>, <text:time>14:5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31T14:59:21.19</dc:date>
    <dc:creator>aaa </dc:creator>
    <meta:editing-duration>P3DT7H42M31S</meta:editing-duration>
    <meta:editing-cycles>68</meta:editing-cycles>
    <meta:generator>OpenOffice/4.1.5$Win32 OpenOffice.org_project/415m1$Build-9789</meta:generator>
    <meta:document-statistic meta:table-count="5" meta:cell-count="692" meta:object-count="0"/>
  </office:meta>
</office:document-meta>
</file>